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3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.6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34cm" fo:min-width="0.61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64cm" fo:min-width="2.1cm" draw:shadow="hidden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024cm" fo:min-width="0.053cm" draw:shadow="hidden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206cm" fo:min-width="0.238cm" draw:shadow="hidden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7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699cm" fo:min-width="2.9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2cm" fo:min-width="0.85cm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.8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64cm" fo:min-width="1.7cm" draw:shadow="hidden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48cm" fo:min-width="0.238cm" draw:shadow="hidden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1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072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91cm" fo:min-width="2.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.8cm" svg:height="1.5cm" draw:transform="skewX (0.00593411945678072) rotate (0.00628318530717959) translate (4.9cm 2.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5cm" svg:y1="3.8cm" svg:x2="5.5cm" svg:y2="3.35cm">
            <text:p/>
          </draw:line>
          <draw:line draw:style-name="gr2" draw:text-style-name="P2" draw:layer="layout" svg:x1="5cm" svg:y1="3.8cm" svg:x2="5.5cm" svg:y2="3.8cm">
            <text:p/>
          </draw:line>
          <draw:line draw:style-name="gr2" draw:text-style-name="P2" draw:layer="layout" svg:x1="5.461cm" svg:y1="3.3cm" svg:x2="6cm" svg:y2="3.3cm">
            <text:p/>
          </draw:line>
          <draw:line draw:style-name="gr2" draw:text-style-name="P2" draw:layer="layout" svg:x1="6cm" svg:y1="3.825cm" svg:x2="6cm" svg:y2="3.275cm">
            <text:p/>
          </draw:line>
          <draw:line draw:style-name="gr2" draw:text-style-name="P2" draw:layer="layout" svg:x1="5.992cm" svg:y1="3.8cm" svg:x2="6.531cm" svg:y2="3.8cm">
            <text:p/>
          </draw:line>
          <draw:line draw:style-name="gr2" draw:text-style-name="P2" draw:layer="layout" svg:x1="6.5cm" svg:y1="3.85cm" svg:x2="6.5cm" svg:y2="3.3cm">
            <text:p/>
          </draw:line>
          <draw:line draw:style-name="gr2" draw:text-style-name="P2" draw:layer="layout" svg:x1="6.492cm" svg:y1="3.3cm" svg:x2="7.031cm" svg:y2="3.3cm">
            <text:p/>
          </draw:line>
          <draw:line draw:style-name="gr2" draw:text-style-name="P2" draw:layer="layout" svg:x1="7cm" svg:y1="3.775cm" svg:x2="7cm" svg:y2="3.325cm">
            <text:p/>
          </draw:line>
          <draw:line draw:style-name="gr2" draw:text-style-name="P2" draw:layer="layout" svg:x1="6.992cm" svg:y1="3.8cm" svg:x2="7.531cm" svg:y2="3.8cm">
            <text:p/>
          </draw:line>
          <draw:custom-shape draw:style-name="gr3" draw:text-style-name="P1" draw:layer="layout" svg:width="3.1cm" svg:height="1.3cm" svg:x="4.8cm" svg:y="4.5cm">
            <text:p text:style-name="P3"><text:span text:style-name="T1">Gerador de </text:span></text:p>
            <text:p text:style-name="P3"><text:span text:style-name="T1">pulso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1.1cm" svg:x="8.9cm" svg:y="3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5" draw:text-style-name="P1" xml:id="id1" draw:id="id1" draw:layer="layout" svg:width="2.6cm" svg:height="1.514cm" draw:transform="skewX (0.00593411945678072) rotate (0.00628318530717959) translate (11.1cm 2.803cm)">
            <text:p text:style-name="P3"><text:span text:style-name="T1">Contado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553cm" svg:height="0.274cm" draw:transform="skewX (0.00733038285837618) rotate (0.00628318530717959) translate (11.152cm 3.003cm)">
            <text:p text:style-name="P3"><text:span text:style-name="T2">C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38cm" svg:height="0.456cm" draw:transform="skewX (0.00436332312998583) rotate (0.00628318530717959) translate (12.091cm 3.792cm)">
            <text:p text:style-name="P3"><text:span text:style-name="T2">CL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xml:id="id2" draw:id="id2" draw:layer="layout" svg:width="3.2cm" svg:height="1cm" svg:x="14.7cm" svg:y="3cm">
            <text:p text:style-name="P3"><text:span text:style-name="T1">Decodificador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3.7cm" svg:y1="3.544cm" svg:x2="14.7cm" svg:y2="3.5cm" draw:start-shape="id1" draw:start-glue-point="1" draw:end-shape="id2" draw:end-glue-point="3" svg:d="M13700 3544l1000-44" svg:viewBox="0 0 1001 45">
            <text:p/>
          </draw:connector>
          <draw:custom-shape draw:style-name="gr10" draw:text-style-name="P5" xml:id="id3" draw:id="id3" draw:layer="layout" svg:width="1.7cm" svg:height="0.9cm" svg:x="19cm" svg:y="3cm">
            <text:p text:style-name="P3"><text:span text:style-name="T1">“</text:span><text:span text:style-name="T1">Driver”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7.9cm" svg:y1="3.5cm" svg:x2="19cm" svg:y2="3.45cm" draw:start-shape="id2" draw:start-glue-point="1" draw:end-shape="id3" draw:end-glue-point="3" svg:d="M17900 3500l1100-50" svg:viewBox="0 0 1101 51">
            <text:p/>
          </draw:connector>
          <draw:connector draw:style-name="gr9" draw:text-style-name="P2" draw:layer="layout" draw:type="line" svg:x1="20.7cm" svg:y1="3.45cm" svg:x2="22cm" svg:y2="3.449cm" draw:start-shape="id3" draw:start-glue-point="1" draw:end-shape="id4" svg:d="M20700 3450l1300-1" svg:viewBox="0 0 1301 2">
            <text:p/>
          </draw:connector>
          <draw:g>
            <draw:custom-shape draw:style-name="gr11" draw:text-style-name="P5" xml:id="id4" draw:id="id4" draw:layer="layout" svg:width="3.4cm" svg:height="1.949cm" svg:x="22cm" svg:y="2.47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6" draw:layer="layout" svg:width="1.4cm" svg:height="1.5cm" svg:x="22.2cm" svg:y="2.67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7" draw:layer="layout" svg:x1="22.62cm" svg:y1="2.863cm" svg:x2="22.62cm" svg:y2="3.388cm">
                <text:p/>
              </draw:line>
              <draw:line draw:style-name="gr2" draw:text-style-name="P7" draw:layer="layout" svg:x1="22.62cm" svg:y1="3.463cm" svg:x2="22.62cm" svg:y2="3.988cm">
                <text:p/>
              </draw:line>
              <draw:line draw:style-name="gr2" draw:text-style-name="P7" draw:layer="layout" svg:x1="23.18cm" svg:y1="2.863cm" svg:x2="23.18cm" svg:y2="3.388cm">
                <text:p/>
              </draw:line>
              <draw:line draw:style-name="gr2" draw:text-style-name="P7" draw:layer="layout" svg:x1="23.18cm" svg:y1="3.463cm" svg:x2="23.18cm" svg:y2="3.988cm">
                <text:p/>
              </draw:line>
              <draw:line draw:style-name="gr2" draw:text-style-name="P7" draw:layer="layout" svg:x1="22.655cm" svg:y1="2.826cm" svg:x2="23.145cm" svg:y2="2.826cm">
                <text:p/>
              </draw:line>
              <draw:line draw:style-name="gr2" draw:text-style-name="P7" draw:layer="layout" svg:x1="22.655cm" svg:y1="3.426cm" svg:x2="23.145cm" svg:y2="3.426cm">
                <text:p/>
              </draw:line>
              <draw:line draw:style-name="gr2" draw:text-style-name="P7" draw:layer="layout" svg:x1="22.655cm" svg:y1="4.026cm" svg:x2="23.145cm" svg:y2="4.026cm">
                <text:p/>
              </draw:line>
              <draw:custom-shape draw:style-name="gr12" draw:text-style-name="P6" draw:layer="layout" svg:width="1.4cm" svg:height="1.5cm" svg:x="23.8cm" svg:y="2.67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7" draw:layer="layout" svg:x1="24.22cm" svg:y1="2.863cm" svg:x2="24.22cm" svg:y2="3.388cm">
                <text:p/>
              </draw:line>
              <draw:line draw:style-name="gr2" draw:text-style-name="P7" draw:layer="layout" svg:x1="24.22cm" svg:y1="3.463cm" svg:x2="24.22cm" svg:y2="3.988cm">
                <text:p/>
              </draw:line>
              <draw:line draw:style-name="gr2" draw:text-style-name="P7" draw:layer="layout" svg:x1="24.78cm" svg:y1="2.863cm" svg:x2="24.78cm" svg:y2="3.388cm">
                <text:p/>
              </draw:line>
              <draw:line draw:style-name="gr2" draw:text-style-name="P7" draw:layer="layout" svg:x1="24.78cm" svg:y1="3.463cm" svg:x2="24.78cm" svg:y2="3.988cm">
                <text:p/>
              </draw:line>
              <draw:line draw:style-name="gr2" draw:text-style-name="P7" draw:layer="layout" svg:x1="24.255cm" svg:y1="2.826cm" svg:x2="24.745cm" svg:y2="2.826cm">
                <text:p/>
              </draw:line>
              <draw:line draw:style-name="gr2" draw:text-style-name="P7" draw:layer="layout" svg:x1="24.255cm" svg:y1="3.426cm" svg:x2="24.745cm" svg:y2="3.426cm">
                <text:p/>
              </draw:line>
              <draw:line draw:style-name="gr2" draw:text-style-name="P7" draw:layer="layout" svg:x1="24.255cm" svg:y1="4.026cm" svg:x2="24.745cm" svg:y2="4.026cm">
                <text:p/>
              </draw:line>
            </draw:g>
            <draw:custom-shape draw:style-name="gr13" draw:text-style-name="P1" draw:layer="layout" svg:width="2.3cm" svg:height="0.7cm" svg:x="22.6cm" svg:y="4.515cm">
              <text:p text:style-name="P3"><text:span text:style-name="T3">(Displays)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5" draw:layer="layout" svg:width="3.2cm" svg:height="1cm" svg:x="14.7cm" svg:y="3cm">
            <text:p text:style-name="P3"><text:span text:style-name="T1">Decodificado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5" xml:id="id5" draw:id="id5" draw:layer="layout" svg:width="2.2cm" svg:height="1cm" svg:x="4.9cm" svg:y="6.6cm">
            <text:p text:style-name="P3"><text:span text:style-name="T1">Botão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2cm" svg:height="1cm" svg:x="14.7cm" svg:y="3cm">
            <text:p text:style-name="P3"><text:span text:style-name="T1">Decodificado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xml:id="id6" draw:id="id6" draw:layer="layout" svg:width="3cm" svg:height="1cm" svg:x="8.4cm" svg:y="6.6cm">
            <text:p text:style-name="P3"><text:span text:style-name="T1">“</text:span><text:span text:style-name="T1">Debouncing”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7.1cm" svg:y1="7.1cm" svg:x2="8.4cm" svg:y2="7.1cm" draw:start-shape="id5" draw:start-glue-point="1" draw:end-shape="id6" svg:d="M7100 7100h1300" svg:viewBox="0 0 1301 1">
            <text:p/>
          </draw:connector>
          <draw:custom-shape draw:style-name="gr16" draw:text-style-name="P1" xml:id="id7" draw:id="id7" draw:layer="layout" svg:width="2.2cm" svg:height="1.514cm" draw:transform="skewX (0.00593411945678072) rotate (0.00628318530717959) translate (12.7cm 6.329cm)">
            <text:p text:style-name="P3"><text:span text:style-name="T3">Flip-Fl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0.738cm" svg:height="0.398cm" draw:transform="skewX (0.00506145483078356) rotate (0.00628318530717959) translate (13.491cm 7.402cm)">
            <text:p text:style-name="P3"><text:span text:style-name="T2">CLR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1.4cm" svg:y1="7.1cm" svg:x2="12.701cm" svg:y2="7.086cm" draw:start-shape="id6" draw:start-glue-point="1" draw:end-shape="id7" svg:d="M11400 7100l1301-14" svg:viewBox="0 0 1302 15">
            <text:p/>
          </draw:connector>
          <draw:custom-shape draw:style-name="gr18" draw:text-style-name="P5" draw:layer="layout" svg:width="1.6cm" svg:height="1cm" svg:x="4.9cm" svg:y="9.1cm">
            <text:p text:style-name="P3"><text:span text:style-name="T1">POR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5cm" svg:y1="9.6cm" svg:x2="16.3cm" svg:y2="9.6cm">
            <text:p/>
          </draw:line>
          <draw:line draw:style-name="gr9" draw:text-style-name="P2" draw:layer="layout" svg:x1="13.855cm" svg:y1="9.6cm" svg:x2="13.855cm" svg:y2="7.8cm">
            <text:p/>
          </draw:line>
          <draw:line draw:style-name="gr2" draw:text-style-name="P2" draw:layer="layout" svg:x1="16.3cm" svg:y1="9.6cm" svg:x2="16.3cm" svg:y2="5.3cm">
            <text:p/>
          </draw:line>
          <draw:line draw:style-name="gr2" draw:text-style-name="P2" draw:layer="layout" svg:x1="16.3cm" svg:y1="5.3cm" svg:x2="12.449cm" svg:y2="5.3cm">
            <text:p/>
          </draw:line>
          <draw:line draw:style-name="gr9" draw:text-style-name="P2" draw:layer="layout" svg:x1="12.449cm" svg:y1="5.3cm" svg:x2="12.449cm" svg:y2="4.3cm">
            <text:p/>
          </draw:line>
          <draw:custom-shape draw:style-name="gr19" draw:text-style-name="P5" draw:layer="layout" svg:width="2.7cm" svg:height="1cm" svg:x="17cm" svg:y="6.4cm">
            <text:p text:style-name="P3"><text:span text:style-name="T1">Comparado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1.1cm" svg:x="21.2cm" svg:y="6.362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2" draw:text-style-name="P2" draw:layer="layout" svg:x1="19.7cm" svg:y1="6.7cm" svg:x2="21.2cm" svg:y2="6.7cm">
            <text:p/>
          </draw:line>
          <draw:custom-shape draw:style-name="gr20" draw:text-style-name="P1" draw:layer="layout" svg:width="0.3cm" svg:height="0.3cm" svg:x="20.9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7.7cm" svg:y1="3.2cm" svg:x2="8.9cm" svg:y2="3.2cm">
            <text:p/>
          </draw:line>
          <draw:line draw:style-name="gr9" draw:text-style-name="P2" draw:layer="layout" svg:x1="19.9cm" svg:y1="7.3cm" svg:x2="20.9cm" svg:y2="7.3cm">
            <text:p/>
          </draw:line>
          <draw:line draw:style-name="gr2" draw:text-style-name="P2" draw:layer="layout" svg:x1="19.9cm" svg:y1="7.3cm" svg:x2="19.9cm" svg:y2="8.2cm">
            <text:p/>
          </draw:line>
          <draw:line draw:style-name="gr2" draw:text-style-name="P2" draw:layer="layout" svg:x1="19.9cm" svg:y1="8.2cm" svg:x2="15.4cm" svg:y2="8.2cm">
            <text:p/>
          </draw:line>
          <draw:line draw:style-name="gr2" draw:text-style-name="P2" draw:layer="layout" svg:x1="15.4cm" svg:y1="8.2cm" svg:x2="15.4cm" svg:y2="6.9cm">
            <text:p/>
          </draw:line>
          <draw:line draw:style-name="gr2" draw:text-style-name="P2" draw:layer="layout" svg:x1="14.9cm" svg:y1="7.1cm" svg:x2="15.4cm" svg:y2="7.1cm">
            <text:p/>
          </draw:line>
          <draw:line draw:style-name="gr2" draw:text-style-name="P2" draw:layer="layout" svg:x1="15.4cm" svg:y1="6.9cm" svg:x2="15.4cm" svg:y2="5.8cm">
            <text:p/>
          </draw:line>
          <draw:line draw:style-name="gr2" draw:text-style-name="P2" draw:layer="layout" svg:x1="15.4cm" svg:y1="5.8cm" svg:x2="8.2cm" svg:y2="5.8cm">
            <text:p/>
          </draw:line>
          <draw:line draw:style-name="gr2" draw:text-style-name="P2" draw:layer="layout" svg:x1="8.2cm" svg:y1="5.8cm" svg:x2="8.2cm" svg:y2="3.9cm">
            <text:p/>
          </draw:line>
          <draw:line draw:style-name="gr9" draw:text-style-name="P2" draw:layer="layout" svg:x1="8.2cm" svg:y1="3.9cm" svg:x2="8.9cm" svg:y2="3.9cm">
            <text:p/>
          </draw:line>
          <draw:custom-shape draw:style-name="gr10" draw:text-style-name="P5" draw:layer="layout" svg:width="1.7cm" svg:height="0.9cm" svg:x="23.6cm" svg:y="6.4cm">
            <text:p text:style-name="P3"><text:span text:style-name="T1">Atuador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22.5cm" svg:y1="6.9cm" svg:x2="23.6cm" svg:y2="6.9cm">
            <text:p/>
          </draw:line>
          <draw:g>
            <draw:custom-shape draw:style-name="gr12" draw:text-style-name="P6" draw:layer="layout" svg:width="1.4cm" svg:height="1.5cm" svg:x="23.8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" draw:layer="layout" svg:width="0.8cm" svg:height="0.7cm" svg:x="24.1cm" svg:y="8.6cm">
              <text:p/>
  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  <draw:custom-shape draw:style-name="gr22" draw:text-style-name="P1" draw:layer="layout" svg:width="3.2cm" svg:height="1.16cm" svg:x="22.9cm" svg:y="9.74cm">
              <text:p text:style-name="P3"><text:span text:style-name="T1">Carga</text:span></text:p>
              <text:p text:style-name="P3"><text:span text:style-name="T1">(Lâmpada)</text:span>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2" draw:layer="layout" svg:x1="24.5cm" svg:y1="7.3cm" svg:x2="24.5cm" svg:y2="8.2cm">
            <text:p/>
          </draw:line>
          <draw:line draw:style-name="gr2" draw:text-style-name="P2" draw:layer="layout" svg:x1="11.1cm" svg:y1="3.3cm" svg:x2="11.4cm" svg:y2="3.5cm">
            <text:p/>
          </draw:line>
          <draw:line draw:style-name="gr2" draw:text-style-name="P2" draw:layer="layout" svg:x1="11.4cm" svg:y1="3.5cm" svg:x2="11.1cm" svg:y2="3.7cm">
            <text:p/>
          </draw:line>
          <draw:line draw:style-name="gr9" draw:text-style-name="P2" draw:layer="layout" svg:x1="10.2cm" svg:y1="3.5cm" svg:x2="11.1cm" svg:y2="3.5cm">
            <text:p/>
          </draw:line>
          <draw:line draw:style-name="gr2" draw:text-style-name="P2" draw:layer="layout" svg:x1="14cm" svg:y1="3.5cm" svg:x2="14cm" svg:y2="4.6cm">
            <text:p/>
          </draw:line>
          <draw:line draw:style-name="gr2" draw:text-style-name="P2" draw:layer="layout" svg:x1="14cm" svg:y1="4.6cm" svg:x2="18.4cm" svg:y2="4.6cm">
            <text:p/>
          </draw:line>
          <draw:line draw:style-name="gr9" draw:text-style-name="P2" draw:layer="layout" svg:x1="18.4cm" svg:y1="4.6cm" svg:x2="18.4cm" svg:y2="6.4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2-23T14:25:29.872000000</meta:creation-date>
    <dc:date>2022-02-13T14:35:45.736329252</dc:date>
    <meta:editing-duration>PT22M22S</meta:editing-duration>
    <meta:editing-cycles>6</meta:editing-cycles>
    <meta:generator>LibreOffice/6.4.7.2$Linux_X86_64 LibreOffice_project/40$Build-2</meta:generator>
    <dc:creator>mpt </dc:creator>
    <meta:document-statistic meta:object-count="82"/>
  </office:meta>
</office:document-meta>
</file>